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1in" table:align="left"/>
    </style:style>
    <style:style style:name="Table1.A" style:family="table-column">
      <style:table-column-properties style:column-width="3.3465in"/>
    </style:style>
    <style:style style:name="Table1.B" style:family="table-column">
      <style:table-column-properties style:column-width="3.3444in"/>
    </style:style>
    <style:style style:name="Table1.1" style:family="table-row">
      <style:table-row-properties style:min-row-height="0.441in"/>
    </style:style>
    <style:style style:name="Table1.A1" style:family="table-cell">
      <style:table-cell-properties style:writing-mode="page"/>
    </style:style>
    <style:style style:name="P1" style:family="paragraph" style:parent-style-name="Standard">
      <style:text-properties officeooo:paragraph-rsid="00174340"/>
    </style:style>
    <style:style style:name="P2" style:family="paragraph" style:parent-style-name="Standard">
      <style:paragraph-properties fo:text-align="center" style:justify-single-word="false"/>
      <style:text-properties officeooo:rsid="0024c768" officeooo:paragraph-rsid="0024c768"/>
    </style:style>
    <style:style style:name="P3" style:family="paragraph" style:parent-style-name="Table_20_Contents">
      <style:text-properties officeooo:rsid="0024c768" officeooo:paragraph-rsid="0024c768"/>
    </style:style>
    <style:style style:name="P4" style:family="paragraph" style:parent-style-name="Table_20_Contents">
      <style:paragraph-properties fo:text-align="end" style:justify-single-word="false"/>
      <style:text-properties officeooo:rsid="0024c768" officeooo:paragraph-rsid="0024c768"/>
    </style:style>
    <style:style style:name="T1" style:family="text">
      <style:text-properties officeooo:rsid="00174340"/>
    </style:style>
    <style:style style:name="T2" style:family="text">
      <style:text-properties fo:font-style="italic" officeooo:rsid="001bb3f8" style:font-style-asian="italic" style:font-style-complex="italic"/>
    </style:style>
    <style:style style:name="T3" style:family="text">
      <style:text-properties fo:font-style="italic" officeooo:rsid="00174340" style:font-style-asian="italic" style:font-style-complex="italic"/>
    </style:style>
    <style:style style:name="T4" style:family="text">
      <style:text-properties fo:font-style="italic" officeooo:rsid="00192164" style:font-style-asian="italic" style:font-style-complex="italic"/>
    </style:style>
    <style:style style:name="T5" style:family="text">
      <style:text-properties fo:font-style="italic" officeooo:rsid="001c0092" style:font-style-asian="italic" style:font-style-complex="italic"/>
    </style:style>
    <style:style style:name="T6" style:family="text">
      <style:text-properties fo:font-style="italic" officeooo:rsid="001e10d8" style:font-style-asian="italic" style:font-style-complex="italic"/>
    </style:style>
    <style:style style:name="T7" style:family="text">
      <style:text-properties fo:font-style="italic" officeooo:rsid="001f34be" style:font-style-asian="italic" style:font-style-complex="italic"/>
    </style:style>
    <style:style style:name="T8" style:family="text">
      <style:text-properties fo:font-style="italic" officeooo:rsid="00211954" style:font-style-asian="italic" style:font-style-complex="italic"/>
    </style:style>
    <style:style style:name="T9" style:family="text">
      <style:text-properties fo:font-style="italic" officeooo:rsid="0023671e" style:font-style-asian="italic" style:font-style-complex="italic"/>
    </style:style>
    <style:style style:name="T10" style:family="text">
      <style:text-properties officeooo:rsid="001c0092"/>
    </style:style>
    <style:style style:name="T11" style:family="text">
      <style:text-properties officeooo:rsid="0023671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aniel Berry</text:p>
            <text:p text:style-name="P3">HCC 6600</text:p>
          </table:table-cell>
          <table:table-cell table:style-name="Table1.A1" office:value-type="string">
            <text:p text:style-name="P4">April 27, 2025</text:p>
          </table:table-cell>
        </table:table-row>
      </table:table>
      <text:p text:style-name="P2">Report 10</text:p>
      <text:p text:style-name="P1"/>
      <text:p text:style-name="P1"><text:span text:style-name="T10">1. </text:span>How will AI creativity enhance your project's innovation? <text:line-break/>AI creativity enables dynamic, unscripted dialogue that feels natural and responsive to player actions, making every play-through unique.</text:p>
      <text:p text:style-name="P1"/>
      <text:p text:style-name="P1"/>
      <text:p text:style-name="P1"><text:span text:style-name="T10">2. </text:span>Which AI creative tools will you use in your project? <text:line-break/><text:span text:style-name="T1">We use large language models to parse and understand user intents. Then decision trees and story boarding determine the next line of dialogue to use.</text:span></text:p>
      <text:p text:style-name="P1"/>
      <text:p text:style-name="P1"><text:span text:style-name="T10">3. </text:span>How will AI support human creativity in your project? <text:line-break/><text:span text:style-name="T1">Designers in the game are able to build characters and interactions without having to worry about all the different prompts that can be inserted by a user.</text:span></text:p>
      <text:p text:style-name="P1"/>
      <text:p text:style-name="P1"><text:span text:style-name="T10">4. </text:span>What ethical concerns does AI creativity raise in your project? <text:line-break/><text:span text:style-name="T2">Ensuring AI-generated content does not unintentionally stereotype or misrepresent cultures as a form of bias reproduction.</text:span></text:p>
      <text:p text:style-name="P1"/>
      <text:p text:style-name="P1"><text:span text:style-name="T10">5. </text:span>How will AI automate mundane tasks in your project? <text:line-break/><text:span text:style-name="T3">Designers do not have to extensively train and code for all types of edge cases that may appear in dialogue. They can rely on the AI and the aggregation of training data to determine the </text:span><text:span text:style-name="T4">user’s intents.</text:span></text:p>
      <text:p text:style-name="P1"/>
      <text:p text:style-name="P1"><text:span text:style-name="T10">6. </text:span>What role will AI have in artistic aspects of your project? <text:line-break/><text:span text:style-name="T2">AI can assist storyboarding, art generation and generating quick visual studies of new characters.</text:span></text:p>
      <text:p text:style-name="P1"/>
      <text:p text:style-name="P1"><text:span text:style-name="T10">7. </text:span>How will you balance AI autonomy with human oversight in your project? <text:line-break/><text:span text:style-name="T5">All training data and feedback responses are curated by a human before they are used to help train future versions of the model.</text:span></text:p>
      <text:p text:style-name="P1"/>
      <text:p text:style-name="P1"><text:span text:style-name="T10">8. </text:span>How will you ensure originality in AI-generated content in your project? <text:line-break/><text:span text:style-name="T6">The stories and characters that we craft are all ultimately our own and can currently only make statements that we tell it to.</text:span></text:p>
      <text:p text:style-name="P1"/>
      <text:p text:style-name="P1"><text:span text:style-name="T10">9. </text:span>How will you assess the impact of AI on creativity in your project? <text:line-break/><text:span text:style-name="T7">We can examine user retention and engagement rates to see that users are continually interested in the product. Similary through a sentiment analysis of the submitted messages that are collected we can see how users are probing the program and </text:span><text:span text:style-name="T8">i</text:span><text:span text:style-name="T7">f they are creatively approaching problems.</text:span></text:p>
      <text:p text:style-name="P1"/>
      <text:p text:style-name="P1"><text:span text:style-name="T10">10. </text:span>What strategies will you use to update AI creative technologies in your project?<text:line-break/><text:span text:style-name="T9">Creative prompts can be used to expand user intents and help to train on those intents. As the feedback and prompt collection system grow and are further curated, it can be expected to become more creative over ti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6T20:09:42.217259368</meta:creation-date>
    <dc:date>2025-04-26T20:33:53.426490284</dc:date>
    <meta:editing-duration>PT9M5S</meta:editing-duration>
    <meta:editing-cycles>11</meta:editing-cycles>
    <meta:generator>LibreOffice/24.2.7.2$Linux_X86_64 LibreOffice_project/420$Build-2</meta:generator>
    <meta:document-statistic meta:table-count="1" meta:image-count="0" meta:object-count="0" meta:page-count="1" meta:paragraph-count="14" meta:word-count="392" meta:character-count="2339" meta:non-whitespace-character-count="1952"/>
  </office:meta>
</office:document-meta>
</file>